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" style:font-family-generic="swiss"/>
    <style:font-face style:name="COURIER" svg:font-family="COURIER" style:font-family-generic="modern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" style:text-underline-style="solid" style:text-underline-width="auto" style:text-underline-color="font-color" fo:font-weight="bold" officeooo:rsid="00103151" officeooo:paragraph-rsid="00103151" style:font-weight-asian="bold" style:font-weight-complex="bold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" style:text-underline-style="solid" style:text-underline-width="auto" style:text-underline-color="font-color" officeooo:rsid="00103151" officeooo:paragraph-rsid="00103151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" officeooo:rsid="00103151" officeooo:paragraph-rsid="00103151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fo:color="#5e8ac7" style:font-name="Courier" officeooo:rsid="00103151" officeooo:paragraph-rsid="00103151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Courier" officeooo:rsid="00103151" officeooo:paragraph-rsid="00103151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Courier" style:text-underline-style="solid" style:text-underline-width="auto" style:text-underline-color="font-color" officeooo:rsid="00103151" officeooo:paragraph-rsid="00103151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Courier" style:text-underline-style="none" officeooo:rsid="00103151" officeooo:paragraph-rsid="00103151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Courier" officeooo:rsid="00139c82" officeooo:paragraph-rsid="00139c82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Courier" officeooo:rsid="00152c1e" officeooo:paragraph-rsid="00152c1e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Courier" officeooo:rsid="00139c82" officeooo:paragraph-rsid="00139c82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Courier" officeooo:rsid="00139c82" officeooo:paragraph-rsid="00152c1e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Courier" officeooo:rsid="00152c1e" officeooo:paragraph-rsid="00152c1e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Courier" officeooo:rsid="00152c1e" officeooo:paragraph-rsid="00169bed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Courier" officeooo:rsid="00152c1e" officeooo:paragraph-rsid="001750b8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Courier" officeooo:rsid="00152c1e" officeooo:paragraph-rsid="00177b54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Courier" officeooo:rsid="00169bed" officeooo:paragraph-rsid="00169bed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Courier" officeooo:rsid="001750b8" officeooo:paragraph-rsid="001750b8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Courier" officeooo:rsid="0018fe8c" officeooo:paragraph-rsid="0018fe8c"/>
    </style:style>
    <style:style style:name="P19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Courier" style:text-underline-style="solid" style:text-underline-width="auto" style:text-underline-color="font-color" fo:font-weight="bold" officeooo:rsid="0018fe8c" officeooo:paragraph-rsid="0018fe8c" style:font-weight-asian="bold" style:font-weight-complex="bold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Courier" officeooo:rsid="001aa71e" officeooo:paragraph-rsid="001aa71e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ourier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169bed"/>
    </style:style>
    <style:style style:name="T1" style:family="text">
      <style:text-properties officeooo:rsid="0011d32e"/>
    </style:style>
    <style:style style:name="T2" style:family="text">
      <style:text-properties officeooo:rsid="0013f742"/>
    </style:style>
    <style:style style:name="T3" style:family="text">
      <style:text-properties officeooo:rsid="00152c1e"/>
    </style:style>
    <style:style style:name="T4" style:family="text">
      <style:text-properties officeooo:rsid="00164fea"/>
    </style:style>
    <style:style style:name="T5" style:family="text">
      <style:text-properties fo:color="#8f187c"/>
    </style:style>
    <style:style style:name="T6" style:family="text">
      <style:text-properties fo:color="#8f187c" officeooo:rsid="0013f742"/>
    </style:style>
    <style:style style:name="T7" style:family="text">
      <style:text-properties fo:color="#00a65d"/>
    </style:style>
    <style:style style:name="T8" style:family="text">
      <style:text-properties fo:color="#00a65d" officeooo:rsid="0013f742"/>
    </style:style>
    <style:style style:name="T9" style:family="text">
      <style:text-properties officeooo:rsid="00169bed"/>
    </style:style>
    <style:style style:name="T10" style:family="text">
      <style:text-properties style:use-window-font-color="true" style:font-name="Courier" officeooo:rsid="00139c82"/>
    </style:style>
    <style:style style:name="T11" style:family="text">
      <style:text-properties style:font-name="COURIER"/>
    </style:style>
    <style:style style:name="T12" style:family="text">
      <style:text-properties style:font-name="COURIER" officeooo:rsid="00169bed"/>
    </style:style>
    <style:style style:name="T13" style:family="text">
      <style:text-properties officeooo:rsid="001750b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750b8" style:font-weight-asian="bold" style:font-weight-complex="bold"/>
    </style:style>
    <style:style style:name="T16" style:family="text">
      <style:text-properties fo:font-weight="bold" officeooo:rsid="00177b54" style:font-weight-asian="bold" style:font-weight-complex="bold"/>
    </style:style>
    <style:style style:name="T17" style:family="text">
      <style:text-properties fo:font-weight="bold" officeooo:rsid="001e8087" style:font-weight-asian="bold" style:font-weight-complex="bold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169be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78905" style:font-style-asian="normal" style:font-weight-asian="bold" style:font-style-complex="normal" style:font-weight-complex="bold"/>
    </style:style>
    <style:style style:name="T21" style:family="text">
      <style:text-properties officeooo:rsid="00177b54"/>
    </style:style>
    <style:style style:name="T22" style:family="text">
      <style:text-properties officeooo:rsid="001dc4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F(open reading frame)</text:p>
      <text:p text:style-name="P3"><text:tab/>pautas de lectura abierta</text:p>
      <text:p text:style-name="P3"/>
      <text:p text:style-name="P2">Definición</text:p>
      <text:p text:style-name="P2"/>
      <text:p text:style-name="P3">- Codón inicio AUG (ATG) &gt;&gt; metionina</text:p>
      <text:p text:style-name="P3">- Codón parada UAG (TAG)</text:p>
      <text:p text:style-name="P3"><text:tab/><text:tab/> <text:s text:c="6"/>UGA (TGA)</text:p>
      <text:p text:style-name="P3"><text:tab/><text:tab/> <text:s text:c="6"/>UAA <text:s/>(TAA)</text:p>
      <text:p text:style-name="P3"/>
      <text:p text:style-name="P3">Los ácidos nucléicos (ADN, ARN) crean dir 5’ &gt;&gt; 3’</text:p>
      <text:p text:style-name="P3">Por tanto empezarán a leer la hebra molde en dir 3’&gt;&gt;5’</text:p>
      <text:p text:style-name="P3"/>
      <text:p text:style-name="P3">Replicación adn polimerasa:</text:p>
      <text:p text:style-name="P3"/>
      <text:p text:style-name="P3">5’&gt;&gt;&gt;&gt;&gt;3’</text:p>
      <text:p text:style-name="P4">3’&lt;&lt;&lt;&lt;&lt;5’</text:p>
      <text:p text:style-name="P3"/>
      <text:p text:style-name="P3">3’&lt;&lt;&lt;&lt;&lt;5’</text:p>
      <text:p text:style-name="P4">5’&gt;&gt;&gt;&gt;&gt;3’</text:p>
      <text:p text:style-name="P4"/>
      <text:p text:style-name="P5">-ORF: cualquier secuencia que hay entre un codón de inicio y uno de parada</text:p>
      <text:p text:style-name="P5">-CDS: secuencia codificante, la que expresa proteínas</text:p>
      <text:p text:style-name="P5"/>
      <text:p text:style-name="P5">En Procariotas, ORF~=CDS</text:p>
      <text:p text:style-name="P5"/>
      <text:p text:style-name="P6">Problemas para hallar CDS</text:p>
      <text:p text:style-name="P6"/>
      <text:p text:style-name="P7"><text:span text:style-name="T1">1</text:span>- <text:span text:style-name="T1">Puede haber codones de inicio en mitad de una secuencia codificante, porque puede haber metioninas en medio de la proteína</text:span></text:p>
      <text:p text:style-name="P8">2- CDS en humanos es 1,5-2% del total. Puede haber muchos codones de inicio y de stop en el genoma sin que sean CDS</text:p>
      <text:p text:style-name="P8">3- En eucariotas hay zonas de genes que no son codificantes</text:p>
      <text:p text:style-name="P8">Hay genes que son intrones y otros exones (los exones son los codificantes):</text:p>
      <text:p text:style-name="P8"/>
      <text:p text:style-name="P8"><text:span text:style-name="T5">ADN codificante </text:span><text:s/>&gt;&gt;<text:span text:style-name="T7">(transcripción: ARN polimerasa)</text:span>&gt;&gt;&gt;&gt; <text:span text:style-name="T5">ARN mensajero inmaduro (con instrones)</text:span> &gt;&gt;&gt; A<text:span text:style-name="T5">RN mensajero maduro (sin instrones, se eliminan por el proceso de splincing o ayuste alternativo – cortar y empalmar)</text:span> <text:span text:style-name="T2">&gt;&gt;(</text:span><text:span text:style-name="T8">traducción</text:span><text:span text:style-name="T2">)&gt;&gt;</text:span><text:span text:style-name="T6">Proteínas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<text:soft-page-break/>EJERCICIOS:</text:p>
      <text:p text:style-name="P18"/>
      <text:p text:style-name="P10">hebra directa: 5'-GAGGAGAAGTCTGCCGTTACTGCCCTGTGG-3'</text:p>
      <text:p text:style-name="P21"/>
      <text:p text:style-name="P21">hebra inversa: 3'-CTCCTCTTCAGACGGCAATGACGGGACACC-5'</text:p>
      <text:p text:style-name="P8"/>
      <text:p text:style-name="P9">1. DIRECTA</text:p>
      <text:p text:style-name="P11"><text:span text:style-name="T3">5’ </text:span>GAGGAGAAGTCTGCCGTTACTGCCCTGTGG <text:span text:style-name="T3">3’ </text:span></text:p>
      <text:p text:style-name="P11"/>
      <text:p text:style-name="P12">2. ARN M</text:p>
      <text:p text:style-name="P12">5’ GAGGAGAAGUC<text:span text:style-name="T9">U</text:span>GCCGUUACUGCCCUGUGG 3’</text:p>
      <text:p text:style-name="P12"/>
      <text:p text:style-name="P12">3. ARN M SEPARADO POR CODONES</text:p>
      <text:p text:style-name="P12">5’ GAG GAG AAG UC<text:span text:style-name="T9">U</text:span> GCC GUU ACU GCC CUG UGG 3’</text:p>
      <text:p text:style-name="P12"/>
      <text:p text:style-name="P12">4. PROTEÍNA</text:p>
      <text:p text:style-name="P12">5’ GAG GAG AAG UC<text:span text:style-name="T22">U</text:span> GCC GUU ACU GCC CUG UGG 3’</text:p>
      <text:p text:style-name="P12"><text:s text:c="3"/>GLU GLU LYS <text:span text:style-name="T4">SER ALA VAL THR ALA LEU CYS</text:span></text:p>
      <text:p text:style-name="P16"/>
      <text:p text:style-name="P16">3º DIRECTA Y 1ºINVERSA</text:p>
      <text:p text:style-name="P16"/>
      <text:p text:style-name="P16">1)<text:span text:style-name="T13">3º </text:span>DIRECTA</text:p>
      <text:p text:style-name="P22"><text:span text:style-name="T10">5'-</text:span><text:span text:style-name="T11">GAGGAGAAGTCTGCCGTTACTGCCCTGTGG</text:span><text:span text:style-name="T10">-3'</text:span></text:p>
      <text:p text:style-name="P16">2) ARN M</text:p>
      <text:p text:style-name="P13">5’-<text:span text:style-name="T11">GAGGAGAAG</text:span><text:span text:style-name="T12">U</text:span><text:span text:style-name="T11">C</text:span><text:span text:style-name="T12">U</text:span><text:span text:style-name="T11">GCCG</text:span><text:span text:style-name="T12">UU</text:span><text:span text:style-name="T11">AC</text:span><text:span text:style-name="T12">U</text:span><text:span text:style-name="T11">GCCC</text:span><text:span text:style-name="T12">U</text:span><text:span text:style-name="T11">G</text:span><text:span text:style-name="T12">U</text:span><text:span text:style-name="T11">GG</text:span> <text:s/>3’</text:p>
      <text:p text:style-name="P16">3) ARM M DESDE LA TERCERA</text:p>
      <text:p text:style-name="P13">5’-<text:span text:style-name="T11">GGA GAA G</text:span><text:span text:style-name="T12">U</text:span><text:span text:style-name="T11">C </text:span><text:span text:style-name="T12">U</text:span><text:span text:style-name="T11">GC CG</text:span><text:span text:style-name="T12">U U</text:span><text:span text:style-name="T11">AC </text:span><text:span text:style-name="T12">U</text:span><text:span text:style-name="T11">GC CC</text:span><text:span text:style-name="T12">U </text:span><text:span text:style-name="T11">G</text:span><text:span text:style-name="T12">U</text:span><text:span text:style-name="T11">G </text:span>3’</text:p>
      <text:p text:style-name="P16">4)PROTEÍNA</text:p>
      <text:p text:style-name="P13">5’-<text:span text:style-name="T11">GGA GAA G</text:span><text:span text:style-name="T12">U</text:span><text:span text:style-name="T11">C </text:span><text:span text:style-name="T12">U</text:span><text:span text:style-name="T11">GC CG</text:span><text:span text:style-name="T12">U U</text:span><text:span text:style-name="T11">AC </text:span><text:span text:style-name="T12">U</text:span><text:span text:style-name="T11">GC CC</text:span><text:span text:style-name="T12">U </text:span><text:span text:style-name="T11">G</text:span><text:span text:style-name="T12">U</text:span><text:span text:style-name="T11">G </text:span>3’</text:p>
      <text:p text:style-name="P13"><text:s/><text:span text:style-name="T18"><text:s text:c="2"/></text:span><text:span text:style-name="T19">GLY GLU VAL CYS ARG TYR CYS PRO VAL</text:span></text:p>
      <text:p text:style-name="P13"><text:span text:style-name="T19"><text:s text:c="4"/></text:span><text:span text:style-name="T20">G <text:s text:c="2"/>E <text:s text:c="2"/>V <text:s text:c="2"/>C <text:s text:c="2"/>R <text:s text:c="2"/>Y <text:s text:c="2"/>C <text:s text:c="2"/>P <text:s text:c="2"/>V</text:span></text:p>
      <text:p text:style-name="P13"/>
      <text:p text:style-name="P17">1º INVERSA</text:p>
      <text:p text:style-name="P17">3’ CTCCTCTTCAGACGGCAATGACGGGACACC 5’</text:p>
      <text:p text:style-name="P17">2º CAMBIAR T POR U</text:p>
      <text:p text:style-name="P17">3’ CUCCUCUUCAGACGGCAAUGACGGGACACC 5’</text:p>
      <text:p text:style-name="P17">3º INVERTIR</text:p>
      <text:p text:style-name="P17">5’ CCACAGGGCAGUAACGGCAGACUUCUCCUC 3’</text:p>
      <text:p text:style-name="P14"><text:span text:style-name="T13">4º CORTAR</text:span></text:p>
      <text:p text:style-name="P14"><text:span text:style-name="T13">5’ CCA CAG GGC AGU AAC GGC AGA CUU CUC CUC 3’</text:span></text:p>
      <text:p text:style-name="P15"><text:span text:style-name="T14"><text:s text:c="3"/></text:span><text:span text:style-name="T15">PRO GLN GLY SER ASN GLY ARG LEU LEU LEU</text:span><text:span text:style-name="T14"> </text:span></text:p>
      <text:p text:style-name="P15"><text:span text:style-name="T14"><text:tab/></text:span><text:span text:style-name="T16">P <text:s/>Q <text:s text:c="2"/>G <text:s text:c="2"/>S <text:s text:c="2"/>N <text:s text:c="2"/></text:span><text:span text:style-name="T17">G</text:span><text:span text:style-name="T16"> <text:s text:c="2"/>R <text:s text:c="2"/>L</text:span><text:span text:style-name="T14"> <text:s/></text:span><text:s/><text:span text:style-name="T16">L</text:span><text:span text:style-name="T21"> <text:s text:c="2"/></text:span><text:span text:style-name="T16">L</text:span></text:p>
      <text:p text:style-name="P13"/>
      <text:p text:style-name="P18"><text:soft-page-break/>(Según el biólogo)</text:p>
      <text:p text:style-name="P18">EL ADN EN LAS BASES DE DATOS</text:p>
      <text:p text:style-name="P18"><text:a xlink:type="simple" xlink:href="http://www.bioinformatics.org/sms2/" text:style-name="Internet_20_link" text:visited-style-name="Visited_20_Internet_20_Link">http://www.bioinformatics.org/sms2/</text:a></text:p>
      <text:p text:style-name="P18">http://www.bioinformatics.org/sms2/orf_find.html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" style:font-family-generic="swiss"/>
    <style:font-face style:name="COURIER" svg:font-family="COURIER" style:font-family-generic="modern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5:24:33.805470141</meta:creation-date>
    <dc:date>2018-10-15T17:15:26.532845725</dc:date>
    <meta:editing-duration>PT38M55S</meta:editing-duration>
    <meta:editing-cycles>10</meta:editing-cycles>
    <meta:generator>LibreOffice/6.0.3.2$Linux_X86_64 LibreOffice_project/00m0$Build-2</meta:generator>
    <meta:document-statistic meta:table-count="0" meta:image-count="0" meta:object-count="0" meta:page-count="3" meta:paragraph-count="60" meta:word-count="360" meta:character-count="2211" meta:non-whitespace-character-count="1839"/>
  </office:meta>
</office:document-meta>
</file>